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bcbec4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ab73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fo:font-family="'DejaVu Sans Mono'" style:font-family-generic="swiss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fo:font-family="'JetBrains Mono'" style:font-family-generic="swiss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import </text:span><text:span text:style-name="T1">streamlit </text:span><text:span text:style-name="T2">as </text:span><text:span text:style-name="T1">st<text:line-break/></text:span><text:span text:style-name="T2">import </text:span><text:span text:style-name="T1">pandas </text:span><text:span text:style-name="T2">as </text:span><text:span text:style-name="T1">pd<text:line-break/></text:span><text:span text:style-name="T2">import </text:span><text:span text:style-name="T1">os<text:line-break/></text:span><text:span text:style-name="T2">import </text:span><text:span text:style-name="T1">random<text:line-break/><text:line-break/>DATA_FILE = </text:span><text:span text:style-name="T3">"questions.csv"<text:line-break/><text:line-break/></text:span><text:span text:style-name="T4"># ------------------------------<text:line-break/># DATA MANAGEMENT<text:line-break/># ------------------------------<text:line-break/></text:span><text:span text:style-name="T2">def </text:span><text:span text:style-name="T5">load_data</text:span><text:span text:style-name="T1">():<text:line-break/> <text:s text:c="3"/></text:span><text:span text:style-name="T2">if </text:span><text:span text:style-name="T1">os.path.exists(DATA_FILE):<text:line-break/> <text:s text:c="7"/></text:span><text:span text:style-name="T2">return </text:span><text:span text:style-name="T1">pd.read_csv(DATA_FILE)<text:line-break/> <text:s text:c="3"/></text:span><text:span text:style-name="T2">else</text:span><text:span text:style-name="T1">:<text:line-break/> <text:s text:c="7"/></text:span><text:span text:style-name="T2">return </text:span><text:span text:style-name="T1">pd.DataFrame(</text:span><text:span text:style-name="T6">columns</text:span><text:span text:style-name="T1">=[</text:span><text:span text:style-name="T3">"Subject"</text:span><text:span text:style-name="T1">, </text:span><text:span text:style-name="T3">"Chapter"</text:span><text:span text:style-name="T1">, </text:span><text:span text:style-name="T3">"Question"</text:span><text:span text:style-name="T1">, </text:span><text:span text:style-name="T3">"A"</text:span><text:span text:style-name="T1">, </text:span><text:span text:style-name="T3">"B"</text:span><text:span text:style-name="T1">, </text:span><text:span text:style-name="T3">"C"</text:span><text:span text:style-name="T1">, </text:span><text:span text:style-name="T3">"D"</text:span><text:span text:style-name="T1">, </text:span><text:span text:style-name="T3">"Answer"</text:span><text:span text:style-name="T1">])<text:line-break/><text:line-break/></text:span><text:span text:style-name="T2">def </text:span><text:span text:style-name="T5">save_data</text:span><text:span text:style-name="T1">(df):<text:line-break/> <text:s text:c="3"/>df.to_csv(DATA_FILE, </text:span><text:span text:style-name="T6">index</text:span><text:span text:style-name="T1">=</text:span><text:span text:style-name="T2">False</text:span><text:span text:style-name="T1">)<text:line-break/><text:line-break/><text:line-break/></text:span><text:span text:style-name="T4"># ------------------------------<text:line-break/># INITIAL SETUP<text:line-break/># ------------------------------<text:line-break/></text:span><text:span text:style-name="T2">if </text:span><text:span text:style-name="T3">"menu" </text:span><text:span text:style-name="T2">not in </text:span><text:span text:style-name="T1">st.session_state:<text:line-break/> <text:s text:c="3"/>st.session_state.menu = </text:span><text:span text:style-name="T3">"main"<text:line-break/></text:span><text:span text:style-name="T2">if </text:span><text:span text:style-name="T3">"sub_menu" </text:span><text:span text:style-name="T2">not in </text:span><text:span text:style-name="T1">st.session_state:<text:line-break/> <text:s text:c="3"/>st.session_state.sub_menu = </text:span><text:span text:style-name="T2">None<text:line-break/>if </text:span><text:span text:style-name="T3">"quiz_data" </text:span><text:span text:style-name="T2">not in </text:span><text:span text:style-name="T1">st.session_state:<text:line-break/> <text:s text:c="3"/>st.session_state.quiz_data = </text:span><text:span text:style-name="T2">None<text:line-break/>if </text:span><text:span text:style-name="T3">"current_q" </text:span><text:span text:style-name="T2">not in </text:span><text:span text:style-name="T1">st.session_state:<text:line-break/> <text:s text:c="3"/>st.session_state.current_q = </text:span><text:span text:style-name="T7">0<text:line-break/></text:span><text:span text:style-name="T2">if </text:span><text:span text:style-name="T3">"answers" </text:span><text:span text:style-name="T2">not in </text:span><text:span text:style-name="T1">st.session_state:<text:line-break/> <text:s text:c="3"/>st.session_state.answers = {}<text:line-break/></text:span><text:span text:style-name="T2">if </text:span><text:span text:style-name="T3">"quiz_started" </text:span><text:span text:style-name="T2">not in </text:span><text:span text:style-name="T1">st.session_state:<text:line-break/> <text:s text:c="3"/>st.session_state.quiz_started = </text:span><text:span text:style-name="T2">False<text:line-break/><text:line-break/></text:span><text:span text:style-name="T1">st.set_page_config(</text:span><text:span text:style-name="T6">page_title</text:span><text:span text:style-name="T1">=</text:span><text:span text:style-name="T3">"Smart MCQ Builder"</text:span><text:span text:style-name="T1">, </text:span><text:span text:style-name="T6">page_icon</text:span><text:span text:style-name="T1">=</text:span><text:span text:style-name="T3">"</text:span><text:span text:style-name="T8">🧠</text:span><text:span text:style-name="T3">"</text:span><text:span text:style-name="T1">, </text:span><text:span text:style-name="T6">layout</text:span><text:span text:style-name="T1">=</text:span><text:span text:style-name="T3">"centered"</text:span><text:span text:style-name="T1">)<text:line-break/><text:line-break/><text:line-break/></text:span><text:span text:style-name="T4"># ------------------------------<text:line-break/># MAIN MENU<text:line-break/># ------------------------------<text:line-break/></text:span><text:span text:style-name="T2">if </text:span><text:span text:style-name="T1">st.session_state.menu == </text:span><text:span text:style-name="T3">"main"</text:span><text:span text:style-name="T1">:<text:line-break/> <text:s text:c="3"/>st.subheader(</text:span><text:span text:style-name="T3">"Main Menu"</text:span><text:span text:style-name="T1">)<text:line-break/><text:line-break/> <text:s text:c="3"/></text:span><text:span text:style-name="T2">if </text:span><text:span text:style-name="T1">st.button(</text:span><text:span text:style-name="T3">"</text:span><text:span text:style-name="T8">✏️</text:span><text:span text:style-name="T3"> Modify Questions"</text:span><text:span text:style-name="T1">):<text:line-break/> <text:s text:c="7"/>st.session_state.menu = </text:span><text:span text:style-name="T3">"modify"<text:line-break/> <text:s text:c="7"/></text:span><text:span text:style-name="T1">st.rerun()<text:line-break/><text:line-break/> <text:s text:c="3"/></text:span><text:span text:style-name="T2">if </text:span><text:span text:style-name="T1">st.button(</text:span><text:span text:style-name="T3">"</text:span><text:span text:style-name="T8">🧪</text:span><text:span text:style-name="T3"> Attempt Quiz"</text:span><text:span text:style-name="T1">):<text:line-break/> <text:s text:c="7"/>st.session_state.menu = </text:span><text:span text:style-name="T3">"quiz"<text:line-break/> <text:s text:c="7"/></text:span><text:span text:style-name="T1">st.rerun()<text:line-break/><text:line-break/></text:span><text:soft-page-break/><text:span text:style-name="T4"># ------------------------------<text:line-break/># MODIFY QUESTIONS SECTION (IMPROVED NAVIGATION)<text:line-break/># ------------------------------<text:line-break/></text:span><text:span text:style-name="T2">elif </text:span><text:span text:style-name="T1">st.session_state.menu == </text:span><text:span text:style-name="T3">"modify"</text:span><text:span text:style-name="T1">:<text:line-break/> <text:s text:c="3"/>st.subheader(</text:span><text:span text:style-name="T3">"</text:span><text:span text:style-name="T8">✏️</text:span><text:span text:style-name="T3"> Modify Questions"</text:span><text:span text:style-name="T1">)<text:line-break/><text:line-break/> <text:s text:c="3"/>data = load_data()<text:line-break/><text:line-break/> <text:s text:c="3"/></text:span><text:span text:style-name="T4"># --- State tracking ---<text:line-break/> <text:s text:c="3"/></text:span><text:span text:style-name="T2">if </text:span><text:span text:style-name="T3">"selected_subject" </text:span><text:span text:style-name="T2">not in </text:span><text:span text:style-name="T1">st.session_state:<text:line-break/> <text:s text:c="7"/>st.session_state.selected_subject = </text:span><text:span text:style-name="T2">None<text:line-break/> <text:s text:c="3"/>if </text:span><text:span text:style-name="T3">"selected_chapter" </text:span><text:span text:style-name="T2">not in </text:span><text:span text:style-name="T1">st.session_state:<text:line-break/> <text:s text:c="7"/>st.session_state.selected_chapter = </text:span><text:span text:style-name="T2">None<text:line-break/> <text:s text:c="3"/>if </text:span><text:span text:style-name="T3">"edit_mode" </text:span><text:span text:style-name="T2">not in </text:span><text:span text:style-name="T1">st.session_state:<text:line-break/> <text:s text:c="7"/>st.session_state.edit_mode = </text:span><text:span text:style-name="T2">None<text:line-break/><text:line-break/> <text:s text:c="3"/></text:span><text:span text:style-name="T4"># --- Subject Selection ---<text:line-break/> <text:s text:c="3"/></text:span><text:span text:style-name="T2">if </text:span><text:span text:style-name="T1">st.session_state.selected_subject </text:span><text:span text:style-name="T2">is None</text:span><text:span text:style-name="T1">:<text:line-break/> <text:s text:c="7"/>st.markdown(</text:span><text:span text:style-name="T3">"### </text:span><text:span text:style-name="T8">📘</text:span><text:span text:style-name="T3"> Select a Subject"</text:span><text:span text:style-name="T1">)<text:line-break/> <text:s text:c="7"/>subjects = </text:span><text:span text:style-name="T9">sorted</text:span><text:span text:style-name="T1">(data[</text:span><text:span text:style-name="T3">"Subject"</text:span><text:span text:style-name="T1">].unique().tolist())<text:line-break/><text:line-break/> <text:s text:c="7"/></text:span><text:span text:style-name="T2">for </text:span><text:span text:style-name="T1">sub </text:span><text:span text:style-name="T2">in </text:span><text:span text:style-name="T1">subjects:<text:line-break/> <text:s text:c="11"/></text:span><text:span text:style-name="T2">if </text:span><text:span text:style-name="T1">st.button(</text:span><text:span text:style-name="T3">f"</text:span><text:span text:style-name="T8">📗 </text:span><text:span text:style-name="T2">{</text:span><text:span text:style-name="T1">sub</text:span><text:span text:style-name="T2">}</text:span><text:span text:style-name="T3">"</text:span><text:span text:style-name="T1">, </text:span><text:span text:style-name="T6">key</text:span><text:span text:style-name="T1">=</text:span><text:span text:style-name="T3">f"sub_</text:span><text:span text:style-name="T2">{</text:span><text:span text:style-name="T1">sub</text:span><text:span text:style-name="T2">}</text:span><text:span text:style-name="T3">"</text:span><text:span text:style-name="T1">):<text:line-break/> <text:s text:c="15"/>st.session_state.selected_subject = sub<text:line-break/> <text:s text:c="15"/>st.rerun()<text:line-break/><text:line-break/> <text:s text:c="7"/>st.markdown(</text:span><text:span text:style-name="T3">"---"</text:span><text:span text:style-name="T1">)<text:line-break/> <text:s text:c="7"/>new_subject = st.text_input(</text:span><text:span text:style-name="T3">"</text:span><text:span text:style-name="T8">➕</text:span><text:span text:style-name="T3"> Add New Subject:"</text:span><text:span text:style-name="T1">)<text:line-break/> <text:s text:c="7"/></text:span><text:span text:style-name="T2">if </text:span><text:span text:style-name="T1">st.button(</text:span><text:span text:style-name="T3">"Add Subject"</text:span><text:span text:style-name="T1">) </text:span><text:span text:style-name="T2">and </text:span><text:span text:style-name="T1">new_subject.strip():<text:line-break/> <text:s text:c="11"/>st.session_state.selected_subject = new_subject.strip()<text:line-break/> <text:s text:c="11"/>st.rerun()<text:line-break/><text:line-break/> <text:s text:c="7"/></text:span><text:span text:style-name="T2">if </text:span><text:span text:style-name="T1">st.button(</text:span><text:span text:style-name="T3">"</text:span><text:span text:style-name="T8">⬅️</text:span><text:span text:style-name="T3"> Back to Main Menu"</text:span><text:span text:style-name="T1">):<text:line-break/> <text:s text:c="11"/>st.session_state.menu = </text:span><text:span text:style-name="T3">"main"<text:line-break/> <text:s text:c="11"/></text:span><text:span text:style-name="T1">st.rerun()<text:line-break/><text:line-break/> <text:s text:c="3"/></text:span><text:span text:style-name="T4"># --- Chapter Selection ---<text:line-break/> <text:s text:c="3"/></text:span><text:span text:style-name="T2">elif </text:span><text:span text:style-name="T1">st.session_state.selected_chapter </text:span><text:span text:style-name="T2">is None</text:span><text:span text:style-name="T1">:<text:line-break/> <text:s text:c="7"/>st.markdown(</text:span><text:span text:style-name="T3">f"### </text:span><text:span text:style-name="T8">📘</text:span><text:span text:style-name="T3"> Subject: </text:span><text:span text:style-name="T2">{</text:span><text:span text:style-name="T1">st.session_state.selected_subject</text:span><text:span text:style-name="T2">}</text:span><text:span text:style-name="T3">"</text:span><text:span text:style-name="T1">)<text:line-break/> <text:s text:c="7"/>chapters = </text:span><text:span text:style-name="T9">sorted</text:span><text:span text:style-name="T1">(data[data[</text:span><text:span text:style-name="T3">"Subject"</text:span><text:span text:style-name="T1">] == st.session_state.selected_subject][</text:span><text:span text:style-name="T3">"Chapter"</text:span><text:span text:style-name="T1">].unique().tolist())<text:line-break/><text:line-break/> <text:s text:c="7"/></text:span><text:span text:style-name="T2">for </text:span><text:span text:style-name="T1">chap </text:span><text:span text:style-name="T2">in </text:span><text:span text:style-name="T1">chapters:<text:line-break/> <text:s text:c="11"/></text:span><text:span text:style-name="T2">if </text:span><text:span text:style-name="T1">st.button(</text:span><text:span text:style-name="T3">f"</text:span><text:span text:style-name="T8">📙 </text:span><text:span text:style-name="T2">{</text:span><text:span text:style-name="T1">chap</text:span><text:span text:style-name="T2">}</text:span><text:span text:style-name="T3">"</text:span><text:span text:style-name="T1">, </text:span><text:span text:style-name="T6">key</text:span><text:span text:style-name="T1">=</text:span><text:span text:style-name="T3">f"chap_</text:span><text:span text:style-name="T2">{</text:span><text:span text:style-name="T1">chap</text:span><text:span text:style-name="T2">}</text:span><text:span text:style-name="T3">"</text:span><text:span text:style-name="T1">):<text:line-break/> <text:s text:c="15"/>st.session_state.selected_chapter = chap<text:line-break/> <text:s text:c="15"/>st.rerun()<text:line-break/><text:line-break/> <text:s text:c="7"/>st.markdown(</text:span><text:span text:style-name="T3">"---"</text:span><text:span text:style-name="T1">)<text:line-break/> <text:s text:c="7"/>new_chapter = st.text_input(</text:span><text:span text:style-name="T3">"</text:span><text:span text:style-name="T8">➕</text:span><text:span text:style-name="T3"> Add New Chapter:"</text:span><text:span text:style-name="T1">)<text:line-break/> <text:s text:c="7"/></text:span><text:span text:style-name="T2">if </text:span><text:span text:style-name="T1">st.button(</text:span><text:span text:style-name="T3">"Add Chapter"</text:span><text:span text:style-name="T1">) </text:span><text:span text:style-name="T2">and </text:span><text:span text:style-name="T1">new_chapter.strip():<text:line-break/> <text:s text:c="11"/>st.session_state.selected_chapter = new_chapter.strip()<text:line-break/> <text:s text:c="11"/>st.rerun()<text:line-break/><text:line-break/></text:span><text:soft-page-break/><text:span text:style-name="T1"> <text:s text:c="7"/></text:span><text:span text:style-name="T2">if </text:span><text:span text:style-name="T1">st.button(</text:span><text:span text:style-name="T3">"</text:span><text:span text:style-name="T8">⬅️</text:span><text:span text:style-name="T3"> Back to Subjects"</text:span><text:span text:style-name="T1">):<text:line-break/> <text:s text:c="11"/>st.session_state.selected_subject = </text:span><text:span text:style-name="T2">None<text:line-break/> <text:s text:c="11"/></text:span><text:span text:style-name="T1">st.rerun()<text:line-break/><text:line-break/> <text:s text:c="3"/></text:span><text:span text:style-name="T4"># --- Question List + Add/Edit/Delete ---<text:line-break/> <text:s text:c="3"/></text:span><text:span text:style-name="T2">else</text:span><text:span text:style-name="T1">:<text:line-break/> <text:s text:c="7"/>subject = st.session_state.selected_subject<text:line-break/> <text:s text:c="7"/>chapter = st.session_state.selected_chapter<text:line-break/> <text:s text:c="7"/>st.markdown(</text:span><text:span text:style-name="T3">f"### </text:span><text:span text:style-name="T8">📘 </text:span><text:span text:style-name="T2">{</text:span><text:span text:style-name="T1">subject</text:span><text:span text:style-name="T2">}</text:span><text:span text:style-name="T3"> → </text:span><text:span text:style-name="T8">📙 </text:span><text:span text:style-name="T2">{</text:span><text:span text:style-name="T1">chapter</text:span><text:span text:style-name="T2">}</text:span><text:span text:style-name="T3">"</text:span><text:span text:style-name="T1">)<text:line-break/><text:line-break/> <text:s text:c="7"/>chapter_data = data[(data[</text:span><text:span text:style-name="T3">"Subject"</text:span><text:span text:style-name="T1">] == subject) &amp; (data[</text:span><text:span text:style-name="T3">"Chapter"</text:span><text:span text:style-name="T1">] == chapter)]<text:line-break/><text:line-break/> <text:s text:c="7"/>st.markdown(</text:span><text:span text:style-name="T3">"#### </text:span><text:span text:style-name="T8">✳️</text:span><text:span text:style-name="T3"> Add New Question"</text:span><text:span text:style-name="T1">)<text:line-break/> <text:s text:c="7"/>q_text = st.text_area(</text:span><text:span text:style-name="T3">"Question:"</text:span><text:span text:style-name="T1">)<text:line-break/> <text:s text:c="7"/>optA = st.text_input(</text:span><text:span text:style-name="T3">"Option A:"</text:span><text:span text:style-name="T1">)<text:line-break/> <text:s text:c="7"/>optB = st.text_input(</text:span><text:span text:style-name="T3">"Option B:"</text:span><text:span text:style-name="T1">)<text:line-break/> <text:s text:c="7"/>optC = st.text_input(</text:span><text:span text:style-name="T3">"Option C:"</text:span><text:span text:style-name="T1">)<text:line-break/> <text:s text:c="7"/>optD = st.text_input(</text:span><text:span text:style-name="T3">"Option D:"</text:span><text:span text:style-name="T1">)<text:line-break/> <text:s text:c="7"/>answer = st.selectbox(</text:span><text:span text:style-name="T3">"Correct Answer:"</text:span><text:span text:style-name="T1">, [</text:span><text:span text:style-name="T3">"A"</text:span><text:span text:style-name="T1">, </text:span><text:span text:style-name="T3">"B"</text:span><text:span text:style-name="T1">, </text:span><text:span text:style-name="T3">"C"</text:span><text:span text:style-name="T1">, </text:span><text:span text:style-name="T3">"D"</text:span><text:span text:style-name="T1">])<text:line-break/><text:line-break/> <text:s text:c="7"/></text:span><text:span text:style-name="T2">if </text:span><text:span text:style-name="T1">st.button(</text:span><text:span text:style-name="T3">"</text:span><text:span text:style-name="T8">➕</text:span><text:span text:style-name="T3"> Add Question"</text:span><text:span text:style-name="T1">):<text:line-break/> <text:s text:c="11"/></text:span><text:span text:style-name="T2">if </text:span><text:span text:style-name="T1">q_text.strip() </text:span><text:span text:style-name="T2">and </text:span><text:span text:style-name="T1">optA </text:span><text:span text:style-name="T2">and </text:span><text:span text:style-name="T1">optB </text:span><text:span text:style-name="T2">and </text:span><text:span text:style-name="T1">optC </text:span><text:span text:style-name="T2">and </text:span><text:span text:style-name="T1">optD:<text:line-break/> <text:s text:c="15"/>new_row = {<text:line-break/> <text:s text:c="19"/></text:span><text:span text:style-name="T3">"Subject"</text:span><text:span text:style-name="T1">: subject,<text:line-break/> <text:s text:c="19"/></text:span><text:span text:style-name="T3">"Chapter"</text:span><text:span text:style-name="T1">: chapter,<text:line-break/> <text:s text:c="19"/></text:span><text:span text:style-name="T3">"Question"</text:span><text:span text:style-name="T1">: q_text.strip(),<text:line-break/> <text:s text:c="19"/></text:span><text:span text:style-name="T3">"OptionA"</text:span><text:span text:style-name="T1">: optA.strip(),<text:line-break/> <text:s text:c="19"/></text:span><text:span text:style-name="T3">"OptionB"</text:span><text:span text:style-name="T1">: optB.strip(),<text:line-break/> <text:s text:c="19"/></text:span><text:span text:style-name="T3">"OptionC"</text:span><text:span text:style-name="T1">: optC.strip(),<text:line-break/> <text:s text:c="19"/></text:span><text:span text:style-name="T3">"OptionD"</text:span><text:span text:style-name="T1">: optD.strip(),<text:line-break/> <text:s text:c="19"/></text:span><text:span text:style-name="T3">"Answer"</text:span><text:span text:style-name="T1">: answer,<text:line-break/> <text:s text:c="15"/>}<text:line-break/> <text:s text:c="15"/>data = data._append(new_row, </text:span><text:span text:style-name="T6">ignore_index</text:span><text:span text:style-name="T1">=</text:span><text:span text:style-name="T2">True</text:span><text:span text:style-name="T1">)<text:line-break/> <text:s text:c="15"/>save_data(data)<text:line-break/> <text:s text:c="15"/>st.success(</text:span><text:span text:style-name="T3">"</text:span><text:span text:style-name="T8">✅</text:span><text:span text:style-name="T3"> Question added successfully!"</text:span><text:span text:style-name="T1">)<text:line-break/> <text:s text:c="15"/>st.rerun()<text:line-break/> <text:s text:c="11"/></text:span><text:span text:style-name="T2">else</text:span><text:span text:style-name="T1">:<text:line-break/> <text:s text:c="15"/>st.warning(</text:span><text:span text:style-name="T3">"Please fill all fields before adding."</text:span><text:span text:style-name="T1">)<text:line-break/><text:line-break/> <text:s text:c="7"/>st.markdown(</text:span><text:span text:style-name="T3">"---"</text:span><text:span text:style-name="T1">)<text:line-break/> <text:s text:c="7"/>st.markdown(</text:span><text:span text:style-name="T3">"#### </text:span><text:span text:style-name="T8">🧾</text:span><text:span text:style-name="T3"> Existing Questions"</text:span><text:span text:style-name="T1">)<text:line-break/><text:line-break/> <text:s text:c="7"/></text:span><text:span text:style-name="T2">if </text:span><text:span text:style-name="T1">chapter_data.empty:<text:line-break/> <text:s text:c="11"/>st.info(</text:span><text:span text:style-name="T3">"No questions added yet."</text:span><text:span text:style-name="T1">)<text:line-break/> <text:s text:c="7"/></text:span><text:span text:style-name="T2">else</text:span><text:span text:style-name="T1">:<text:line-break/> <text:s text:c="11"/></text:span><text:span text:style-name="T2">for </text:span><text:span text:style-name="T1">idx, row </text:span><text:span text:style-name="T2">in </text:span><text:span text:style-name="T1">chapter_data.iterrows():<text:line-break/> <text:s text:c="15"/></text:span><text:span text:style-name="T2">with </text:span><text:span text:style-name="T1">st.expander(</text:span><text:span text:style-name="T3">f"Q</text:span><text:span text:style-name="T2">{</text:span><text:span text:style-name="T1">idx+</text:span><text:span text:style-name="T7">1</text:span><text:span text:style-name="T2">}</text:span><text:span text:style-name="T3">: </text:span><text:span text:style-name="T2">{</text:span><text:span text:style-name="T1">row[</text:span><text:span text:style-name="T3">'Question'</text:span><text:span text:style-name="T1">]</text:span><text:span text:style-name="T2">}</text:span><text:span text:style-name="T3">"</text:span><text:span text:style-name="T1">):<text:line-break/> <text:s text:c="19"/>st.write(</text:span><text:span text:style-name="T3">f"**A)** </text:span><text:span text:style-name="T2">{</text:span><text:span text:style-name="T1">row[</text:span><text:span text:style-name="T3">'OptionA'</text:span><text:span text:style-name="T1">]</text:span><text:span text:style-name="T2">}</text:span><text:span text:style-name="T3">"</text:span><text:span text:style-name="T1">)<text:line-break/> <text:s text:c="19"/>st.write(</text:span><text:span text:style-name="T3">f"**B)** </text:span><text:span text:style-name="T2">{</text:span><text:span text:style-name="T1">row[</text:span><text:span text:style-name="T3">'OptionB'</text:span><text:span text:style-name="T1">]</text:span><text:span text:style-name="T2">}</text:span><text:span text:style-name="T3">"</text:span><text:span text:style-name="T1">)<text:line-break/> <text:s text:c="19"/>st.write(</text:span><text:span text:style-name="T3">f"**C)** </text:span><text:span text:style-name="T2">{</text:span><text:span text:style-name="T1">row[</text:span><text:span text:style-name="T3">'OptionC'</text:span><text:span text:style-name="T1">]</text:span><text:span text:style-name="T2">}</text:span><text:span text:style-name="T3">"</text:span><text:span text:style-name="T1">)<text:line-break/> <text:s text:c="19"/>st.write(</text:span><text:span text:style-name="T3">f"**D)** </text:span><text:span text:style-name="T2">{</text:span><text:span text:style-name="T1">row[</text:span><text:span text:style-name="T3">'OptionD'</text:span><text:span text:style-name="T1">]</text:span><text:span text:style-name="T2">}</text:span><text:span text:style-name="T3">"</text:span><text:span text:style-name="T1">)<text:line-break/> <text:s text:c="19"/>st.write(</text:span><text:span text:style-name="T3">f"</text:span><text:span text:style-name="T8">✅</text:span><text:span text:style-name="T3"> **Correct Answer:** </text:span><text:span text:style-name="T2">{</text:span><text:span text:style-name="T1">row[</text:span><text:span text:style-name="T3">'Answer'</text:span><text:span text:style-name="T1">]</text:span><text:span text:style-name="T2">}</text:span><text:span text:style-name="T3">"</text:span><text:span text:style-name="T1">)<text:line-break/> <text:s text:c="19"/>col1, col2 = st.columns([</text:span><text:span text:style-name="T7">1</text:span><text:span text:style-name="T1">, </text:span><text:span text:style-name="T7">1</text:span><text:span text:style-name="T1">])<text:line-break/></text:span><text:soft-page-break/><text:span text:style-name="T1"> <text:s text:c="19"/></text:span><text:span text:style-name="T2">with </text:span><text:span text:style-name="T1">col1:<text:line-break/> <text:s text:c="23"/></text:span><text:span text:style-name="T2">if </text:span><text:span text:style-name="T1">st.button(</text:span><text:span text:style-name="T3">f"</text:span><text:span text:style-name="T8">🗑️</text:span><text:span text:style-name="T3"> Delete Q</text:span><text:span text:style-name="T2">{</text:span><text:span text:style-name="T1">idx+</text:span><text:span text:style-name="T7">1</text:span><text:span text:style-name="T2">}</text:span><text:span text:style-name="T3">"</text:span><text:span text:style-name="T1">, </text:span><text:span text:style-name="T6">key</text:span><text:span text:style-name="T1">=</text:span><text:span text:style-name="T3">f"del_</text:span><text:span text:style-name="T2">{</text:span><text:span text:style-name="T1">idx</text:span><text:span text:style-name="T2">}</text:span><text:span text:style-name="T3">"</text:span><text:span text:style-name="T1">):<text:line-break/> <text:s text:c="27"/>data.drop(</text:span><text:span text:style-name="T6">index</text:span><text:span text:style-name="T1">=idx, </text:span><text:span text:style-name="T6">inplace</text:span><text:span text:style-name="T1">=</text:span><text:span text:style-name="T2">True</text:span><text:span text:style-name="T1">)<text:line-break/> <text:s text:c="27"/>save_data(data)<text:line-break/> <text:s text:c="27"/>st.warning(</text:span><text:span text:style-name="T3">"Question deleted."</text:span><text:span text:style-name="T1">)<text:line-break/> <text:s text:c="27"/>st.rerun()<text:line-break/> <text:s text:c="19"/></text:span><text:span text:style-name="T2">with </text:span><text:span text:style-name="T1">col2:<text:line-break/> <text:s text:c="23"/></text:span><text:span text:style-name="T2">if </text:span><text:span text:style-name="T1">st.button(</text:span><text:span text:style-name="T3">f"</text:span><text:span text:style-name="T8">✏️</text:span><text:span text:style-name="T3"> Edit Q</text:span><text:span text:style-name="T2">{</text:span><text:span text:style-name="T1">idx+</text:span><text:span text:style-name="T7">1</text:span><text:span text:style-name="T2">}</text:span><text:span text:style-name="T3">"</text:span><text:span text:style-name="T1">, </text:span><text:span text:style-name="T6">key</text:span><text:span text:style-name="T1">=</text:span><text:span text:style-name="T3">f"edit_</text:span><text:span text:style-name="T2">{</text:span><text:span text:style-name="T1">idx</text:span><text:span text:style-name="T2">}</text:span><text:span text:style-name="T3">"</text:span><text:span text:style-name="T1">):<text:line-break/> <text:s text:c="27"/>st.session_state.edit_mode = idx<text:line-break/> <text:s text:c="27"/>st.rerun()<text:line-break/><text:line-break/> <text:s text:c="7"/></text:span><text:span text:style-name="T4"># --- Edit mode ---<text:line-break/> <text:s text:c="7"/></text:span><text:span text:style-name="T2">if </text:span><text:span text:style-name="T1">st.session_state.edit_mode </text:span><text:span text:style-name="T2">is not None</text:span><text:span text:style-name="T1">:<text:line-break/> <text:s text:c="11"/>idx = st.session_state.edit_mode<text:line-break/> <text:s text:c="11"/>row = data.loc[idx]<text:line-break/> <text:s text:c="11"/>st.markdown(</text:span><text:span text:style-name="T3">"### </text:span><text:span text:style-name="T8">✏️</text:span><text:span text:style-name="T3"> Edit Question"</text:span><text:span text:style-name="T1">)<text:line-break/> <text:s text:c="11"/>new_q = st.text_area(</text:span><text:span text:style-name="T3">"Question:"</text:span><text:span text:style-name="T1">, row[</text:span><text:span text:style-name="T3">"Question"</text:span><text:span text:style-name="T1">])<text:line-break/> <text:s text:c="11"/>new_A = st.text_input(</text:span><text:span text:style-name="T3">"Option A:"</text:span><text:span text:style-name="T1">, row[</text:span><text:span text:style-name="T3">"OptionA"</text:span><text:span text:style-name="T1">])<text:line-break/> <text:s text:c="11"/>new_B = st.text_input(</text:span><text:span text:style-name="T3">"Option B:"</text:span><text:span text:style-name="T1">, row[</text:span><text:span text:style-name="T3">"OptionB"</text:span><text:span text:style-name="T1">])<text:line-break/> <text:s text:c="11"/>new_C = st.text_input(</text:span><text:span text:style-name="T3">"Option C:"</text:span><text:span text:style-name="T1">, row[</text:span><text:span text:style-name="T3">"OptionC"</text:span><text:span text:style-name="T1">])<text:line-break/> <text:s text:c="11"/>new_D = st.text_input(</text:span><text:span text:style-name="T3">"Option D:"</text:span><text:span text:style-name="T1">, row[</text:span><text:span text:style-name="T3">"OptionD"</text:span><text:span text:style-name="T1">])<text:line-break/> <text:s text:c="11"/>new_ans = st.selectbox(</text:span><text:span text:style-name="T3">"Correct Answer:"</text:span><text:span text:style-name="T1">, [</text:span><text:span text:style-name="T3">"A"</text:span><text:span text:style-name="T1">, </text:span><text:span text:style-name="T3">"B"</text:span><text:span text:style-name="T1">, </text:span><text:span text:style-name="T3">"C"</text:span><text:span text:style-name="T1">, </text:span><text:span text:style-name="T3">"D"</text:span><text:span text:style-name="T1">], </text:span><text:span text:style-name="T6">index</text:span><text:span text:style-name="T1">=[</text:span><text:span text:style-name="T3">"A"</text:span><text:span text:style-name="T1">,</text:span><text:span text:style-name="T3">"B"</text:span><text:span text:style-name="T1">,</text:span><text:span text:style-name="T3">"C"</text:span><text:span text:style-name="T1">,</text:span><text:span text:style-name="T3">"D"</text:span><text:span text:style-name="T1">].index(row[</text:span><text:span text:style-name="T3">"Answer"</text:span><text:span text:style-name="T1">]))<text:line-break/><text:line-break/> <text:s text:c="11"/></text:span><text:span text:style-name="T2">if </text:span><text:span text:style-name="T1">st.button(</text:span><text:span text:style-name="T3">"</text:span><text:span text:style-name="T8">💾</text:span><text:span text:style-name="T3"> Save Changes"</text:span><text:span text:style-name="T1">):<text:line-break/> <text:s text:c="15"/>data.loc[idx, [</text:span><text:span text:style-name="T3">"Question"</text:span><text:span text:style-name="T1">, </text:span><text:span text:style-name="T3">"OptionA"</text:span><text:span text:style-name="T1">, </text:span><text:span text:style-name="T3">"OptionB"</text:span><text:span text:style-name="T1">, </text:span><text:span text:style-name="T3">"OptionC"</text:span><text:span text:style-name="T1">, </text:span><text:span text:style-name="T3">"OptionD"</text:span><text:span text:style-name="T1">, </text:span><text:span text:style-name="T3">"Answer"</text:span><text:span text:style-name="T1">]] = [<text:line-break/> <text:s text:c="19"/>new_q, new_A, new_B, new_C, new_D, new_ans<text:line-break/> <text:s text:c="15"/>]<text:line-break/> <text:s text:c="15"/>save_data(data)<text:line-break/> <text:s text:c="15"/>st.success(</text:span><text:span text:style-name="T3">"</text:span><text:span text:style-name="T8">✅</text:span><text:span text:style-name="T3"> Changes saved!"</text:span><text:span text:style-name="T1">)<text:line-break/> <text:s text:c="15"/>st.session_state.edit_mode = </text:span><text:span text:style-name="T2">None<text:line-break/> <text:s text:c="15"/></text:span><text:span text:style-name="T1">st.rerun()<text:line-break/><text:line-break/> <text:s text:c="7"/>st.markdown(</text:span><text:span text:style-name="T3">"---"</text:span><text:span text:style-name="T1">)<text:line-break/> <text:s text:c="7"/>col1, col2 = st.columns([</text:span><text:span text:style-name="T7">1</text:span><text:span text:style-name="T1">, </text:span><text:span text:style-name="T7">1</text:span><text:span text:style-name="T1">])<text:line-break/> <text:s text:c="7"/></text:span><text:span text:style-name="T2">with </text:span><text:span text:style-name="T1">col1:<text:line-break/> <text:s text:c="11"/></text:span><text:span text:style-name="T2">if </text:span><text:span text:style-name="T1">st.button(</text:span><text:span text:style-name="T3">"</text:span><text:span text:style-name="T8">⬅️</text:span><text:span text:style-name="T3"> Back to Chapters"</text:span><text:span text:style-name="T1">):<text:line-break/> <text:s text:c="15"/>st.session_state.selected_chapter = </text:span><text:span text:style-name="T2">None<text:line-break/> <text:s text:c="15"/></text:span><text:span text:style-name="T1">st.rerun()<text:line-break/> <text:s text:c="7"/></text:span><text:span text:style-name="T2">with </text:span><text:span text:style-name="T1">col2:<text:line-break/> <text:s text:c="11"/></text:span><text:span text:style-name="T2">if </text:span><text:span text:style-name="T1">st.button(</text:span><text:span text:style-name="T3">"</text:span><text:span text:style-name="T8">🏠</text:span><text:span text:style-name="T3"> Back to Main Menu"</text:span><text:span text:style-name="T1">):<text:line-break/> <text:s text:c="15"/>st.session_state.selected_subject = </text:span><text:span text:style-name="T2">None<text:line-break/> <text:s text:c="15"/></text:span><text:span text:style-name="T1">st.session_state.selected_chapter = </text:span><text:span text:style-name="T2">None<text:line-break/> <text:s text:c="15"/></text:span><text:span text:style-name="T1">st.session_state.menu = </text:span><text:span text:style-name="T3">"main"<text:line-break/> <text:s text:c="15"/></text:span><text:span text:style-name="T1">st.rerun()<text:line-break/></text:span><text:span text:style-name="T4"># ------------------------------<text:line-break/># ATTEMPT QUIZ SECTION (IMPROVED UI)<text:line-break/># ------------------------------<text:line-break/></text:span><text:span text:style-name="T2">elif </text:span><text:span text:style-name="T1">st.session_state.menu == </text:span><text:span text:style-name="T3">"quiz"</text:span><text:span text:style-name="T1">:<text:line-break/> <text:s text:c="3"/>st.subheader(</text:span><text:span text:style-name="T3">"</text:span><text:span text:style-name="T8">🧪</text:span><text:span text:style-name="T3"> Attempt Quiz"</text:span><text:span text:style-name="T1">)<text:line-break/><text:line-break/> <text:s text:c="3"/>data = load_data()<text:line-break/> <text:s text:c="3"/>subjects = </text:span><text:span text:style-name="T9">sorted</text:span><text:span text:style-name="T1">(data[</text:span><text:span text:style-name="T3">"Subject"</text:span><text:span text:style-name="T1">].unique().tolist())<text:line-break/></text:span><text:soft-page-break/><text:span text:style-name="T1"><text:line-break/> <text:s text:c="3"/></text:span><text:span text:style-name="T2">if not </text:span><text:span text:style-name="T1">subjects:<text:line-break/> <text:s text:c="7"/>st.warning(</text:span><text:span text:style-name="T3">"No subjects found. Please add some questions first."</text:span><text:span text:style-name="T1">)<text:line-break/> <text:s text:c="7"/></text:span><text:span text:style-name="T2">if </text:span><text:span text:style-name="T1">st.button(</text:span><text:span text:style-name="T3">"</text:span><text:span text:style-name="T8">⬅️</text:span><text:span text:style-name="T3"> Back to Main Menu"</text:span><text:span text:style-name="T1">):<text:line-break/> <text:s text:c="11"/>st.session_state.menu = </text:span><text:span text:style-name="T3">"main"<text:line-break/> <text:s text:c="11"/></text:span><text:span text:style-name="T1">st.rerun()<text:line-break/> <text:s text:c="3"/></text:span><text:span text:style-name="T2">else</text:span><text:span text:style-name="T1">:<text:line-break/> <text:s text:c="7"/></text:span><text:span text:style-name="T4"># Select subject &amp; chapter<text:line-break/> <text:s text:c="7"/></text:span><text:span text:style-name="T1">subject = st.selectbox(</text:span><text:span text:style-name="T3">"Select Subject:"</text:span><text:span text:style-name="T1">, subjects)<text:line-break/> <text:s text:c="7"/>chapters = </text:span><text:span text:style-name="T9">sorted</text:span><text:span text:style-name="T1">(data[data[</text:span><text:span text:style-name="T3">"Subject"</text:span><text:span text:style-name="T1">] == subject][</text:span><text:span text:style-name="T3">"Chapter"</text:span><text:span text:style-name="T1">].unique().tolist())<text:line-break/> <text:s text:c="7"/>chapter = st.selectbox(</text:span><text:span text:style-name="T3">"Select Chapter:"</text:span><text:span text:style-name="T1">, chapters)<text:line-break/><text:line-break/> <text:s text:c="7"/>chapter_data = data[(data[</text:span><text:span text:style-name="T3">"Subject"</text:span><text:span text:style-name="T1">] == subject) &amp; (data[</text:span><text:span text:style-name="T3">"Chapter"</text:span><text:span text:style-name="T1">] == chapter)]<text:line-break/> <text:s text:c="7"/>total_questions = </text:span><text:span text:style-name="T9">len</text:span><text:span text:style-name="T1">(chapter_data)<text:line-break/><text:line-break/> <text:s text:c="7"/></text:span><text:span text:style-name="T2">if </text:span><text:span text:style-name="T1">total_questions &gt; </text:span><text:span text:style-name="T7">0</text:span><text:span text:style-name="T1">:<text:line-break/> <text:s text:c="11"/>num_questions = st.number_input(<text:line-break/> <text:s text:c="15"/></text:span><text:span text:style-name="T3">f"Select number of questions (1–</text:span><text:span text:style-name="T2">{</text:span><text:span text:style-name="T1">total_questions</text:span><text:span text:style-name="T2">}</text:span><text:span text:style-name="T3">):"</text:span><text:span text:style-name="T1">,<text:line-break/> <text:s text:c="15"/></text:span><text:span text:style-name="T6">min_value</text:span><text:span text:style-name="T1">=</text:span><text:span text:style-name="T7">1</text:span><text:span text:style-name="T1">,<text:line-break/> <text:s text:c="15"/></text:span><text:span text:style-name="T6">max_value</text:span><text:span text:style-name="T1">=total_questions,<text:line-break/> <text:s text:c="15"/></text:span><text:span text:style-name="T6">value</text:span><text:span text:style-name="T1">=</text:span><text:span text:style-name="T9">min</text:span><text:span text:style-name="T1">(</text:span><text:span text:style-name="T7">5</text:span><text:span text:style-name="T1">, total_questions),<text:line-break/> <text:s text:c="15"/></text:span><text:span text:style-name="T6">step</text:span><text:span text:style-name="T1">=</text:span><text:span text:style-name="T7">1<text:line-break/> <text:s text:c="11"/></text:span><text:span text:style-name="T1">)<text:line-break/><text:line-break/> <text:s text:c="11"/></text:span><text:span text:style-name="T2">if </text:span><text:span text:style-name="T1">st.button(</text:span><text:span text:style-name="T3">"</text:span><text:span text:style-name="T8">▶️</text:span><text:span text:style-name="T3"> Start Quiz"</text:span><text:span text:style-name="T1">):<text:line-break/> <text:s text:c="15"/>selected_data = chapter_data.sample(</text:span><text:span text:style-name="T6">n</text:span><text:span text:style-name="T1">=num_questions).reset_index(</text:span><text:span text:style-name="T6">drop</text:span><text:span text:style-name="T1">=</text:span><text:span text:style-name="T2">True</text:span><text:span text:style-name="T1">)<text:line-break/> <text:s text:c="15"/>st.session_state.quiz_data = selected_data<text:line-break/> <text:s text:c="15"/>st.session_state.quiz_started = </text:span><text:span text:style-name="T2">True<text:line-break/> <text:s text:c="15"/></text:span><text:span text:style-name="T1">st.session_state.answers = {}<text:line-break/> <text:s text:c="15"/>st.session_state.current_q = </text:span><text:span text:style-name="T7">0<text:line-break/> <text:s text:c="15"/></text:span><text:span text:style-name="T1">st.rerun()<text:line-break/> <text:s text:c="7"/></text:span><text:span text:style-name="T2">else</text:span><text:span text:style-name="T1">:<text:line-break/> <text:s text:c="11"/>st.info(</text:span><text:span text:style-name="T3">"No questions available for this chapter."</text:span><text:span text:style-name="T1">)<text:line-break/><text:line-break/> <text:s text:c="7"/></text:span><text:span text:style-name="T2">if </text:span><text:span text:style-name="T1">st.session_state.get(</text:span><text:span text:style-name="T3">"quiz_started"</text:span><text:span text:style-name="T1">, </text:span><text:span text:style-name="T2">False</text:span><text:span text:style-name="T1">):<text:line-break/> <text:s text:c="11"/>quiz_data = st.session_state.quiz_data<text:line-break/> <text:s text:c="11"/>total = </text:span><text:span text:style-name="T9">len</text:span><text:span text:style-name="T1">(quiz_data)<text:line-break/> <text:s text:c="11"/>q_index = st.session_state.current_q<text:line-break/> <text:s text:c="11"/>q_data = quiz_data.iloc[q_index]<text:line-break/><text:line-break/> <text:s text:c="11"/></text:span><text:span text:style-name="T4"># --- Progress UI ---<text:line-break/> <text:s text:c="11"/></text:span><text:span text:style-name="T1">st.markdown(</text:span><text:span text:style-name="T3">f"### </text:span><text:span text:style-name="T8">📖 </text:span><text:span text:style-name="T2">{</text:span><text:span text:style-name="T1">subject</text:span><text:span text:style-name="T2">}</text:span><text:span text:style-name="T3"> &gt; </text:span><text:span text:style-name="T2">{</text:span><text:span text:style-name="T1">chapter</text:span><text:span text:style-name="T2">}</text:span><text:span text:style-name="T3">"</text:span><text:span text:style-name="T1">)<text:line-break/> <text:s text:c="11"/>st.write(</text:span><text:span text:style-name="T3">f"**Question </text:span><text:span text:style-name="T2">{</text:span><text:span text:style-name="T1">q_index + </text:span><text:span text:style-name="T7">1</text:span><text:span text:style-name="T2">}</text:span><text:span text:style-name="T3"> of </text:span><text:span text:style-name="T2">{</text:span><text:span text:style-name="T1">total</text:span><text:span text:style-name="T2">}</text:span><text:span text:style-name="T3">**"</text:span><text:span text:style-name="T1">)<text:line-break/> <text:s text:c="11"/>st.progress((q_index + </text:span><text:span text:style-name="T7">1</text:span><text:span text:style-name="T1">) / total)<text:line-break/><text:line-break/> <text:s text:c="11"/></text:span><text:span text:style-name="T4"># --- Question display ---<text:line-break/> <text:s text:c="11"/></text:span><text:span text:style-name="T1">st.markdown(</text:span><text:span text:style-name="T3">f"#### </text:span><text:span text:style-name="T2">{</text:span><text:span text:style-name="T1">q_data[</text:span><text:span text:style-name="T3">'Question'</text:span><text:span text:style-name="T1">]</text:span><text:span text:style-name="T2">}</text:span><text:span text:style-name="T3">"</text:span><text:span text:style-name="T1">)<text:line-break/> <text:s text:c="11"/>options = [</text:span><text:span text:style-name="T3">"A"</text:span><text:span text:style-name="T1">, </text:span><text:span text:style-name="T3">"B"</text:span><text:span text:style-name="T1">, </text:span><text:span text:style-name="T3">"C"</text:span><text:span text:style-name="T1">, </text:span><text:span text:style-name="T3">"D"</text:span><text:span text:style-name="T1">]<text:line-break/> <text:s text:c="11"/>prev_answer = st.session_state.answers.get(q_index)<text:line-break/> <text:s text:c="11"/>index = options.index(prev_answer) </text:span><text:span text:style-name="T2">if </text:span><text:span text:style-name="T1">prev_answer </text:span><text:span text:style-name="T2">in </text:span><text:span text:style-name="T1">options </text:span><text:span text:style-name="T2">else </text:span><text:span text:style-name="T7">0<text:line-break/><text:line-break/> <text:s text:c="11"/></text:span><text:span text:style-name="T1">choice = st.radio(<text:line-break/> <text:s text:c="15"/></text:span><text:span text:style-name="T3">"Your Answer:"</text:span><text:span text:style-name="T1">,<text:line-break/></text:span><text:soft-page-break/><text:span text:style-name="T1"> <text:s text:c="15"/>options,<text:line-break/> <text:s text:c="15"/></text:span><text:span text:style-name="T6">index</text:span><text:span text:style-name="T1">=index,<text:line-break/> <text:s text:c="15"/></text:span><text:span text:style-name="T6">key</text:span><text:span text:style-name="T1">=</text:span><text:span text:style-name="T3">f"q_</text:span><text:span text:style-name="T2">{</text:span><text:span text:style-name="T1">q_index</text:span><text:span text:style-name="T2">}</text:span><text:span text:style-name="T3">_radio"</text:span><text:span text:style-name="T1">,<text:line-break/> <text:s text:c="15"/></text:span><text:span text:style-name="T6">horizontal</text:span><text:span text:style-name="T1">=</text:span><text:span text:style-name="T2">True<text:line-break/> <text:s text:c="11"/></text:span><text:span text:style-name="T1">)<text:line-break/> <text:s text:c="11"/>st.session_state.answers[q_index] = choice<text:line-break/><text:line-break/> <text:s text:c="11"/></text:span><text:span text:style-name="T4"># --- Navigation buttons ---<text:line-break/> <text:s text:c="11"/></text:span><text:span text:style-name="T1">col1, col2, col3 = st.columns([</text:span><text:span text:style-name="T7">1</text:span><text:span text:style-name="T1">, </text:span><text:span text:style-name="T7">2</text:span><text:span text:style-name="T1">, </text:span><text:span text:style-name="T7">1</text:span><text:span text:style-name="T1">])<text:line-break/> <text:s text:c="11"/></text:span><text:span text:style-name="T2">with </text:span><text:span text:style-name="T1">col1:<text:line-break/> <text:s text:c="15"/></text:span><text:span text:style-name="T2">if </text:span><text:span text:style-name="T1">st.button(</text:span><text:span text:style-name="T3">"</text:span><text:span text:style-name="T8">⬅️</text:span><text:span text:style-name="T3"> Previous"</text:span><text:span text:style-name="T1">, </text:span><text:span text:style-name="T6">disabled</text:span><text:span text:style-name="T1">=(q_index == </text:span><text:span text:style-name="T7">0</text:span><text:span text:style-name="T1">)):<text:line-break/> <text:s text:c="19"/>st.session_state.current_q -= </text:span><text:span text:style-name="T7">1<text:line-break/> <text:s text:c="19"/></text:span><text:span text:style-name="T1">st.rerun()<text:line-break/> <text:s text:c="11"/></text:span><text:span text:style-name="T2">with </text:span><text:span text:style-name="T1">col3:<text:line-break/> <text:s text:c="15"/></text:span><text:span text:style-name="T2">if </text:span><text:span text:style-name="T1">st.button(</text:span><text:span text:style-name="T3">"</text:span><text:span text:style-name="T8">➡️</text:span><text:span text:style-name="T3"> Next"</text:span><text:span text:style-name="T1">, </text:span><text:span text:style-name="T6">disabled</text:span><text:span text:style-name="T1">=(q_index == total - </text:span><text:span text:style-name="T7">1</text:span><text:span text:style-name="T1">)):<text:line-break/> <text:s text:c="19"/>st.session_state.current_q += </text:span><text:span text:style-name="T7">1<text:line-break/> <text:s text:c="19"/></text:span><text:span text:style-name="T1">st.rerun()<text:line-break/><text:line-break/> <text:s text:c="11"/></text:span><text:span text:style-name="T4"># --- Submit button (only on last question) ---<text:line-break/> <text:s text:c="11"/></text:span><text:span text:style-name="T2">if </text:span><text:span text:style-name="T1">q_index == total - </text:span><text:span text:style-name="T7">1</text:span><text:span text:style-name="T1">:<text:line-break/> <text:s text:c="15"/>st.markdown(</text:span><text:span text:style-name="T3">"---"</text:span><text:span text:style-name="T1">)<text:line-break/> <text:s text:c="15"/></text:span><text:span text:style-name="T2">if </text:span><text:span text:style-name="T1">st.button(</text:span><text:span text:style-name="T3">"</text:span><text:span text:style-name="T8">✅</text:span><text:span text:style-name="T3"> Submit Quiz"</text:span><text:span text:style-name="T1">):<text:line-break/> <text:s text:c="19"/>score = </text:span><text:span text:style-name="T7">0<text:line-break/> <text:s text:c="19"/></text:span><text:span text:style-name="T2">for </text:span><text:span text:style-name="T1">i, row </text:span><text:span text:style-name="T2">in </text:span><text:span text:style-name="T1">quiz_data.iterrows():<text:line-break/> <text:s text:c="23"/></text:span><text:span text:style-name="T2">if </text:span><text:span text:style-name="T1">st.session_state.answers.get(i) == row[</text:span><text:span text:style-name="T3">"Answer"</text:span><text:span text:style-name="T1">]:<text:line-break/> <text:s text:c="27"/>score += </text:span><text:span text:style-name="T7">1<text:line-break/> <text:s text:c="19"/></text:span><text:span text:style-name="T1">st.success(</text:span><text:span text:style-name="T3">f"</text:span><text:span text:style-name="T8">🎯</text:span><text:span text:style-name="T3"> Your Score: </text:span><text:span text:style-name="T2">{</text:span><text:span text:style-name="T1">score</text:span><text:span text:style-name="T2">}</text:span><text:span text:style-name="T3">/</text:span><text:span text:style-name="T2">{</text:span><text:span text:style-name="T1">total</text:span><text:span text:style-name="T2">}</text:span><text:span text:style-name="T3">"</text:span><text:span text:style-name="T1">)<text:line-break/> <text:s text:c="19"/>st.session_state.quiz_started = </text:span><text:span text:style-name="T2">False<text:line-break/><text:line-break/> <text:s text:c="7"/>if </text:span><text:span text:style-name="T1">st.button(</text:span><text:span text:style-name="T3">"</text:span><text:span text:style-name="T8">⬅️</text:span><text:span text:style-name="T3"> Back to Main Menu"</text:span><text:span text:style-name="T1">):<text:line-break/> <text:s text:c="11"/>st.session_state.menu = </text:span><text:span text:style-name="T3">"main"<text:line-break/> <text:s text:c="11"/></text:span><text:span text:style-name="T1">st.session_state.quiz_started = </text:span><text:span text:style-name="T2">False<text:line-break/> <text:s text:c="11"/></text:span><text:span text:style-name="T1">st.rerun()<text:line-break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i Hind Rai</meta:initial-creator>
    <meta:creation-date>2025-11-05T19:04:04.912960064</meta:creation-date>
    <dc:date>2025-11-05T19:04:15.148194408</dc:date>
    <dc:creator>Jai Hind Rai</dc:creator>
    <meta:editing-duration>PT12S</meta:editing-duration>
    <meta:editing-cycles>1</meta:editing-cycles>
    <meta:document-statistic meta:table-count="0" meta:image-count="0" meta:object-count="0" meta:page-count="6" meta:paragraph-count="1" meta:word-count="874" meta:character-count="11225" meta:non-whitespace-character-count="7587"/>
    <meta:generator>LibreOffice/25.8.1.1$Linux_X86_64 LibreOffice_project/54047653041915e595ad4e45cccea684809c77b5</meta:generator>
  </office:meta>
</office:document-meta>
</file>